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00e31a8" officeooo:paragraph-rsid="000e31a8" style:font-size-asian="6.0999999046325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1, P2 processes are there. P1 sending signal from P2 , how it will send???</text:p>
      <text:p text:style-name="P1"><text:s text:c="4"/>How p2 will recognize the signal came <text:s/>from P1 only??? which structure???</text:p>
      <text:p text:style-name="P1"/>
      <text:p text:style-name="P1">2. How many types of threads are there???</text:p>
      <text:p text:style-name="P1">3. How can you destroy a thread group leader without destroying its child threads???</text:p>
      <text:p text:style-name="P1">4. Where shared memory created ??? (Kernel space / user space)</text:p>
      <text:p text:style-name="P1">5. Types of Pipes ??? explain? In named pipe at one side we are writing into the FIFO , other end it is closed, whether the data present in</text:p>
      <text:p text:style-name="P1"><text:s text:c="4"/>FIFO file or not??</text:p>
      <text:p text:style-name="P1">6. IPC mechanisms???</text:p>
      <text:p text:style-name="P1">7. Interrupts &amp; signal????</text:p>
      <text:p text:style-name="P1">8. What is an Exception??</text:p>
      <text:p text:style-name="P1">9.Differnce between Mutex &amp; semaphore??</text:p>
      <text:p text:style-name="P1"/>
      <text:p text:style-name="P1">10. Tell about the static storage specifier</text:p>
      <text:p text:style-name="P1"><text:tab/>main.c</text:p>
      <text:p text:style-name="P1"><text:s text:c="4"/>main ()</text:p>
      <text:p text:style-name="P1"><text:s text:c="4"/>{</text:p>
      <text:p text:style-name="P1"><text:tab/>static int a;</text:p>
      <text:p text:style-name="P1"><text:s text:c="5"/>}</text:p>
      <text:p text:style-name="P1"><text:s text:c="3"/>In other file (1.c) how can u access variable (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7:36:54.536163758</meta:creation-date>
    <dc:date>2015-06-08T18:35:09.500481426</dc:date>
    <meta:editing-duration>PT56M29S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1" meta:paragraph-count="18" meta:word-count="136" meta:character-count="751" meta:non-whitespace-character-count="606"/>
  </office:meta>
</office:document-meta>
</file>